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float" office:value="344679" calcext:value-type="float">
            <text:p>344679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/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 x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/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344733" calcext:value-type="float">
            <text:p>344733</text:p>
          </table:table-cell>
          <table:table-cell office:value-type="float" office:value="7" calcext:value-type="float">
            <text:p>7</text:p>
          </table:table-cell>
          <table:table-cell office:value-type="float" office:value="-0.695728" calcext:value-type="float">
            <text:p>-0.695728</text:p>
          </table:table-cell>
          <table:table-cell office:value-type="float" office:value="-0.644" calcext:value-type="float">
            <text:p>-0.644</text:p>
          </table:table-cell>
          <table:table-cell/>
          <table:table-cell table:number-columns-repeated="2" office:value-type="float" office:value="-0.644" calcext:value-type="float">
            <text:p>-0.644</text:p>
          </table:table-cell>
          <table:table-cell office:value-type="float" office:value="-0.702086" calcext:value-type="float">
            <text:p>-0.702086</text:p>
          </table:table-cell>
          <table:table-cell office:value-type="float" office:value="2.783546" calcext:value-type="float">
            <text:p>2.783546</text:p>
          </table:table-cell>
          <table:table-cell office:value-type="float" office:value="2.775563" calcext:value-type="float">
            <text:p>2.775563</text:p>
          </table:table-cell>
          <table:table-cell/>
          <table:table-cell office:value-type="float" office:value="5.505988" calcext:value-type="float">
            <text:p>5.505988</text:p>
          </table:table-cell>
          <table:table-cell office:value-type="float" office:value="5.50785" calcext:value-type="float">
            <text:p>5.50785</text:p>
          </table:table-cell>
          <table:table-cell/>
          <table:table-cell office:value-type="float" office:value="21.355666" calcext:value-type="float">
            <text:p>21.355666</text:p>
          </table:table-cell>
          <table:table-cell office:value-type="float" office:value="127339" calcext:value-type="float">
            <text:p>127339</text:p>
          </table:table-cell>
          <table:table-cell office:value-type="float" office:value="3.044458" calcext:value-type="float">
            <text:p>3.044458</text:p>
          </table:table-cell>
        </table:table-row>
        <table:table-row table:style-name="ro1">
          <table:table-cell office:value-type="float" office:value="344736" calcext:value-type="float">
            <text:p>344736</text:p>
          </table:table-cell>
          <table:table-cell office:value-type="float" office:value="8" calcext:value-type="float">
            <text:p>8</text:p>
          </table:table-cell>
          <table:table-cell office:value-type="float" office:value="-0.695728" calcext:value-type="float">
            <text:p>-0.695728</text:p>
          </table:table-cell>
          <table:table-cell office:value-type="float" office:value="-0.807" calcext:value-type="float">
            <text:p>-0.807</text:p>
          </table:table-cell>
          <table:table-cell table:formula="of:=[.D3]-[.D2]" office:value-type="float" office:value="-0.163" calcext:value-type="float">
            <text:p>-0.163</text:p>
          </table:table-cell>
          <table:table-cell table:number-columns-repeated="2" office:value-type="float" office:value="-0.807" calcext:value-type="float">
            <text:p>-0.807</text:p>
          </table:table-cell>
          <table:table-cell office:value-type="float" office:value="-0.696886" calcext:value-type="float">
            <text:p>-0.696886</text:p>
          </table:table-cell>
          <table:table-cell office:value-type="float" office:value="2.773722" calcext:value-type="float">
            <text:p>2.773722</text:p>
          </table:table-cell>
          <table:table-cell office:value-type="float" office:value="2.780885" calcext:value-type="float">
            <text:p>2.780885</text:p>
          </table:table-cell>
          <table:table-cell table:formula="of:=[.J3]-[.J2]" office:value-type="float" office:value="0.00532200000000005" calcext:value-type="float">
            <text:p>0.00532200000000005</text:p>
          </table:table-cell>
          <table:table-cell office:value-type="float" office:value="5.507044" calcext:value-type="float">
            <text:p>5.507044</text:p>
          </table:table-cell>
          <table:table-cell office:value-type="float" office:value="5.506606" calcext:value-type="float">
            <text:p>5.506606</text:p>
          </table:table-cell>
          <table:table-cell table:formula="of:=[.M3]-[.M2]" office:value-type="float" office:value="-0.00124400000000069" calcext:value-type="float">
            <text:p>-0.00124400000000069</text:p>
          </table:table-cell>
          <table:table-cell office:value-type="float" office:value="21.344415" calcext:value-type="float">
            <text:p>21.344415</text:p>
          </table:table-cell>
          <table:table-cell office:value-type="float" office:value="127339" calcext:value-type="float">
            <text:p>127339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757" calcext:value-type="float">
            <text:p>344757</text:p>
          </table:table-cell>
          <table:table-cell office:value-type="float" office:value="7" calcext:value-type="float">
            <text:p>7</text:p>
          </table:table-cell>
          <table:table-cell office:value-type="float" office:value="-0.696886" calcext:value-type="float">
            <text:p>-0.696886</text:p>
          </table:table-cell>
          <table:table-cell office:value-type="float" office:value="-0.531" calcext:value-type="float">
            <text:p>-0.531</text:p>
          </table:table-cell>
          <table:table-cell/>
          <table:table-cell table:number-columns-repeated="2" office:value-type="float" office:value="-0.531" calcext:value-type="float">
            <text:p>-0.531</text:p>
          </table:table-cell>
          <table:table-cell office:value-type="float" office:value="-0.706094" calcext:value-type="float">
            <text:p>-0.706094</text:p>
          </table:table-cell>
          <table:table-cell office:value-type="float" office:value="2.781083" calcext:value-type="float">
            <text:p>2.781083</text:p>
          </table:table-cell>
          <table:table-cell office:value-type="float" office:value="2.776109" calcext:value-type="float">
            <text:p>2.776109</text:p>
          </table:table-cell>
          <table:table-cell/>
          <table:table-cell office:value-type="float" office:value="5.511576" calcext:value-type="float">
            <text:p>5.511576</text:p>
          </table:table-cell>
          <table:table-cell office:value-type="float" office:value="5.506894" calcext:value-type="float">
            <text:p>5.506894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42" calcext:value-type="float">
            <text:p>127342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4762" calcext:value-type="float">
            <text:p>344762</text:p>
          </table:table-cell>
          <table:table-cell office:value-type="float" office:value="8" calcext:value-type="float">
            <text:p>8</text:p>
          </table:table-cell>
          <table:table-cell office:value-type="float" office:value="-0.696886" calcext:value-type="float">
            <text:p>-0.696886</text:p>
          </table:table-cell>
          <table:table-cell office:value-type="float" office:value="-0.865" calcext:value-type="float">
            <text:p>-0.865</text:p>
          </table:table-cell>
          <table:table-cell/>
          <table:table-cell table:number-columns-repeated="2" office:value-type="float" office:value="-0.865" calcext:value-type="float">
            <text:p>-0.865</text:p>
          </table:table-cell>
          <table:table-cell office:value-type="float" office:value="-0.690876" calcext:value-type="float">
            <text:p>-0.690876</text:p>
          </table:table-cell>
          <table:table-cell office:value-type="float" office:value="2.774252" calcext:value-type="float">
            <text:p>2.774252</text:p>
          </table:table-cell>
          <table:table-cell office:value-type="float" office:value="2.77943" calcext:value-type="float">
            <text:p>2.77943</text:p>
          </table:table-cell>
          <table:table-cell/>
          <table:table-cell office:value-type="float" office:value="5.504198" calcext:value-type="float">
            <text:p>5.504198</text:p>
          </table:table-cell>
          <table:table-cell office:value-type="float" office:value="5.510011" calcext:value-type="float">
            <text:p>5.510011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42" calcext:value-type="float">
            <text:p>127342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771" calcext:value-type="float">
            <text:p>344771</text:p>
          </table:table-cell>
          <table:table-cell office:value-type="float" office:value="7" calcext:value-type="float">
            <text:p>7</text:p>
          </table:table-cell>
          <table:table-cell office:value-type="float" office:value="-0.690876" calcext:value-type="float">
            <text:p>-0.690876</text:p>
          </table:table-cell>
          <table:table-cell office:value-type="float" office:value="-0.588" calcext:value-type="float">
            <text:p>-0.588</text:p>
          </table:table-cell>
          <table:table-cell/>
          <table:table-cell table:number-columns-repeated="2" office:value-type="float" office:value="-0.588" calcext:value-type="float">
            <text:p>-0.588</text:p>
          </table:table-cell>
          <table:table-cell office:value-type="float" office:value="-0.705583" calcext:value-type="float">
            <text:p>-0.705583</text:p>
          </table:table-cell>
          <table:table-cell office:value-type="float" office:value="2.781046" calcext:value-type="float">
            <text:p>2.781046</text:p>
          </table:table-cell>
          <table:table-cell office:value-type="float" office:value="2.775983" calcext:value-type="float">
            <text:p>2.775983</text:p>
          </table:table-cell>
          <table:table-cell/>
          <table:table-cell office:value-type="float" office:value="5.508772" calcext:value-type="float">
            <text:p>5.508772</text:p>
          </table:table-cell>
          <table:table-cell office:value-type="float" office:value="5.506131" calcext:value-type="float">
            <text:p>5.506131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43" calcext:value-type="float">
            <text:p>127343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4776" calcext:value-type="float">
            <text:p>344776</text:p>
          </table:table-cell>
          <table:table-cell office:value-type="float" office:value="8" calcext:value-type="float">
            <text:p>8</text:p>
          </table:table-cell>
          <table:table-cell office:value-type="float" office:value="-0.690876" calcext:value-type="float">
            <text:p>-0.690876</text:p>
          </table:table-cell>
          <table:table-cell office:value-type="float" office:value="-0.836" calcext:value-type="float">
            <text:p>-0.836</text:p>
          </table:table-cell>
          <table:table-cell/>
          <table:table-cell table:number-columns-repeated="2" office:value-type="float" office:value="-0.836" calcext:value-type="float">
            <text:p>-0.836</text:p>
          </table:table-cell>
          <table:table-cell office:value-type="float" office:value="-0.6953" calcext:value-type="float">
            <text:p>-0.6953</text:p>
          </table:table-cell>
          <table:table-cell office:value-type="float" office:value="2.773987" calcext:value-type="float">
            <text:p>2.773987</text:p>
          </table:table-cell>
          <table:table-cell office:value-type="float" office:value="2.77936" calcext:value-type="float">
            <text:p>2.77936</text:p>
          </table:table-cell>
          <table:table-cell/>
          <table:table-cell office:value-type="float" office:value="5.505621" calcext:value-type="float">
            <text:p>5.505621</text:p>
          </table:table-cell>
          <table:table-cell office:value-type="float" office:value="5.507888" calcext:value-type="float">
            <text:p>5.507888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43" calcext:value-type="float">
            <text:p>127343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801" calcext:value-type="float">
            <text:p>344801</text:p>
          </table:table-cell>
          <table:table-cell office:value-type="float" office:value="7" calcext:value-type="float">
            <text:p>7</text:p>
          </table:table-cell>
          <table:table-cell office:value-type="float" office:value="-0.6953" calcext:value-type="float">
            <text:p>-0.6953</text:p>
          </table:table-cell>
          <table:table-cell office:value-type="float" office:value="-0.586" calcext:value-type="float">
            <text:p>-0.586</text:p>
          </table:table-cell>
          <table:table-cell/>
          <table:table-cell table:number-columns-repeated="2" office:value-type="float" office:value="-0.586" calcext:value-type="float">
            <text:p>-0.586</text:p>
          </table:table-cell>
          <table:table-cell office:value-type="float" office:value="-0.707148" calcext:value-type="float">
            <text:p>-0.707148</text:p>
          </table:table-cell>
          <table:table-cell office:value-type="float" office:value="2.781047" calcext:value-type="float">
            <text:p>2.781047</text:p>
          </table:table-cell>
          <table:table-cell office:value-type="float" office:value="2.77578" calcext:value-type="float">
            <text:p>2.77578</text:p>
          </table:table-cell>
          <table:table-cell/>
          <table:table-cell office:value-type="float" office:value="5.50887" calcext:value-type="float">
            <text:p>5.50887</text:p>
          </table:table-cell>
          <table:table-cell office:value-type="float" office:value="5.506373" calcext:value-type="float">
            <text:p>5.506373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44" calcext:value-type="float">
            <text:p>127344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4809" calcext:value-type="float">
            <text:p>344809</text:p>
          </table:table-cell>
          <table:table-cell office:value-type="float" office:value="8" calcext:value-type="float">
            <text:p>8</text:p>
          </table:table-cell>
          <table:table-cell office:value-type="float" office:value="-0.6953" calcext:value-type="float">
            <text:p>-0.6953</text:p>
          </table:table-cell>
          <table:table-cell office:value-type="float" office:value="-0.936" calcext:value-type="float">
            <text:p>-0.936</text:p>
          </table:table-cell>
          <table:table-cell/>
          <table:table-cell table:number-columns-repeated="2" office:value-type="float" office:value="-0.936" calcext:value-type="float">
            <text:p>-0.936</text:p>
          </table:table-cell>
          <table:table-cell office:value-type="float" office:value="-0.696564" calcext:value-type="float">
            <text:p>-0.696564</text:p>
          </table:table-cell>
          <table:table-cell office:value-type="float" office:value="2.774896" calcext:value-type="float">
            <text:p>2.774896</text:p>
          </table:table-cell>
          <table:table-cell office:value-type="float" office:value="2.779293" calcext:value-type="float">
            <text:p>2.779293</text:p>
          </table:table-cell>
          <table:table-cell/>
          <table:table-cell office:value-type="float" office:value="5.500712" calcext:value-type="float">
            <text:p>5.500712</text:p>
          </table:table-cell>
          <table:table-cell office:value-type="float" office:value="5.508034" calcext:value-type="float">
            <text:p>5.508034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44" calcext:value-type="float">
            <text:p>127344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823" calcext:value-type="float">
            <text:p>344823</text:p>
          </table:table-cell>
          <table:table-cell office:value-type="float" office:value="7" calcext:value-type="float">
            <text:p>7</text:p>
          </table:table-cell>
          <table:table-cell office:value-type="float" office:value="-0.696564" calcext:value-type="float">
            <text:p>-0.696564</text:p>
          </table:table-cell>
          <table:table-cell office:value-type="float" office:value="-0.527" calcext:value-type="float">
            <text:p>-0.527</text:p>
          </table:table-cell>
          <table:table-cell/>
          <table:table-cell table:number-columns-repeated="2" office:value-type="float" office:value="-0.527" calcext:value-type="float">
            <text:p>-0.527</text:p>
          </table:table-cell>
          <table:table-cell office:value-type="float" office:value="-0.716877" calcext:value-type="float">
            <text:p>-0.716877</text:p>
          </table:table-cell>
          <table:table-cell office:value-type="float" office:value="2.781086" calcext:value-type="float">
            <text:p>2.781086</text:p>
          </table:table-cell>
          <table:table-cell office:value-type="float" office:value="2.776371" calcext:value-type="float">
            <text:p>2.776371</text:p>
          </table:table-cell>
          <table:table-cell/>
          <table:table-cell office:value-type="float" office:value="5.511773" calcext:value-type="float">
            <text:p>5.511773</text:p>
          </table:table-cell>
          <table:table-cell office:value-type="float" office:value="5.503147" calcext:value-type="float">
            <text:p>5.503147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46" calcext:value-type="float">
            <text:p>127346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4832" calcext:value-type="float">
            <text:p>344832</text:p>
          </table:table-cell>
          <table:table-cell office:value-type="float" office:value="8" calcext:value-type="float">
            <text:p>8</text:p>
          </table:table-cell>
          <table:table-cell office:value-type="float" office:value="-0.696564" calcext:value-type="float">
            <text:p>-0.696564</text:p>
          </table:table-cell>
          <table:table-cell office:value-type="float" office:value="-0.8" calcext:value-type="float">
            <text:p>-0.8</text:p>
          </table:table-cell>
          <table:table-cell/>
          <table:table-cell table:number-columns-repeated="2" office:value-type="float" office:value="-0.8" calcext:value-type="float">
            <text:p>-0.8</text:p>
          </table:table-cell>
          <table:table-cell office:value-type="float" office:value="-0.700413" calcext:value-type="float">
            <text:p>-0.700413</text:p>
          </table:table-cell>
          <table:table-cell office:value-type="float" office:value="2.773658" calcext:value-type="float">
            <text:p>2.773658</text:p>
          </table:table-cell>
          <table:table-cell office:value-type="float" office:value="2.779523" calcext:value-type="float">
            <text:p>2.779523</text:p>
          </table:table-cell>
          <table:table-cell/>
          <table:table-cell office:value-type="float" office:value="5.507388" calcext:value-type="float">
            <text:p>5.507388</text:p>
          </table:table-cell>
          <table:table-cell office:value-type="float" office:value="5.508893" calcext:value-type="float">
            <text:p>5.508893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46" calcext:value-type="float">
            <text:p>127346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841" calcext:value-type="float">
            <text:p>344841</text:p>
          </table:table-cell>
          <table:table-cell office:value-type="float" office:value="7" calcext:value-type="float">
            <text:p>7</text:p>
          </table:table-cell>
          <table:table-cell office:value-type="float" office:value="-0.700413" calcext:value-type="float">
            <text:p>-0.700413</text:p>
          </table:table-cell>
          <table:table-cell office:value-type="float" office:value="-0.548" calcext:value-type="float">
            <text:p>-0.548</text:p>
          </table:table-cell>
          <table:table-cell/>
          <table:table-cell table:number-columns-repeated="2" office:value-type="float" office:value="-0.548" calcext:value-type="float">
            <text:p>-0.548</text:p>
          </table:table-cell>
          <table:table-cell office:value-type="float" office:value="-0.708755" calcext:value-type="float">
            <text:p>-0.708755</text:p>
          </table:table-cell>
          <table:table-cell office:value-type="float" office:value="2.781072" calcext:value-type="float">
            <text:p>2.781072</text:p>
          </table:table-cell>
          <table:table-cell office:value-type="float" office:value="2.775614" calcext:value-type="float">
            <text:p>2.775614</text:p>
          </table:table-cell>
          <table:table-cell/>
          <table:table-cell office:value-type="float" office:value="5.51074" calcext:value-type="float">
            <text:p>5.51074</text:p>
          </table:table-cell>
          <table:table-cell office:value-type="float" office:value="5.507887" calcext:value-type="float">
            <text:p>5.507887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48" calcext:value-type="float">
            <text:p>127348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4851" calcext:value-type="float">
            <text:p>344851</text:p>
          </table:table-cell>
          <table:table-cell office:value-type="float" office:value="8" calcext:value-type="float">
            <text:p>8</text:p>
          </table:table-cell>
          <table:table-cell office:value-type="float" office:value="-0.700413" calcext:value-type="float">
            <text:p>-0.700413</text:p>
          </table:table-cell>
          <table:table-cell office:value-type="float" office:value="-0.766" calcext:value-type="float">
            <text:p>-0.766</text:p>
          </table:table-cell>
          <table:table-cell/>
          <table:table-cell table:number-columns-repeated="2" office:value-type="float" office:value="-0.766" calcext:value-type="float">
            <text:p>-0.766</text:p>
          </table:table-cell>
          <table:table-cell office:value-type="float" office:value="-0.694797" calcext:value-type="float">
            <text:p>-0.694797</text:p>
          </table:table-cell>
          <table:table-cell office:value-type="float" office:value="2.773346" calcext:value-type="float">
            <text:p>2.773346</text:p>
          </table:table-cell>
          <table:table-cell office:value-type="float" office:value="2.779255" calcext:value-type="float">
            <text:p>2.779255</text:p>
          </table:table-cell>
          <table:table-cell/>
          <table:table-cell office:value-type="float" office:value="5.509056" calcext:value-type="float">
            <text:p>5.509056</text:p>
          </table:table-cell>
          <table:table-cell office:value-type="float" office:value="5.509784" calcext:value-type="float">
            <text:p>5.509784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48" calcext:value-type="float">
            <text:p>127348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863" calcext:value-type="float">
            <text:p>344863</text:p>
          </table:table-cell>
          <table:table-cell office:value-type="float" office:value="7" calcext:value-type="float">
            <text:p>7</text:p>
          </table:table-cell>
          <table:table-cell office:value-type="float" office:value="-0.694797" calcext:value-type="float">
            <text:p>-0.694797</text:p>
          </table:table-cell>
          <table:table-cell office:value-type="float" office:value="-0.599" calcext:value-type="float">
            <text:p>-0.599</text:p>
          </table:table-cell>
          <table:table-cell/>
          <table:table-cell table:number-columns-repeated="2" office:value-type="float" office:value="-0.599" calcext:value-type="float">
            <text:p>-0.599</text:p>
          </table:table-cell>
          <table:table-cell office:value-type="float" office:value="-0.700717" calcext:value-type="float">
            <text:p>-0.700717</text:p>
          </table:table-cell>
          <table:table-cell office:value-type="float" office:value="2.781038" calcext:value-type="float">
            <text:p>2.781038</text:p>
          </table:table-cell>
          <table:table-cell office:value-type="float" office:value="2.775316" calcext:value-type="float">
            <text:p>2.775316</text:p>
          </table:table-cell>
          <table:table-cell/>
          <table:table-cell office:value-type="float" office:value="5.508231" calcext:value-type="float">
            <text:p>5.508231</text:p>
          </table:table-cell>
          <table:table-cell office:value-type="float" office:value="5.509297" calcext:value-type="float">
            <text:p>5.509297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50" calcext:value-type="float">
            <text:p>127350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4871" calcext:value-type="float">
            <text:p>344871</text:p>
          </table:table-cell>
          <table:table-cell office:value-type="float" office:value="8" calcext:value-type="float">
            <text:p>8</text:p>
          </table:table-cell>
          <table:table-cell office:value-type="float" office:value="-0.694797" calcext:value-type="float">
            <text:p>-0.694797</text:p>
          </table:table-cell>
          <table:table-cell office:value-type="float" office:value="-0.863" calcext:value-type="float">
            <text:p>-0.863</text:p>
          </table:table-cell>
          <table:table-cell/>
          <table:table-cell table:number-columns-repeated="2" office:value-type="float" office:value="-0.863" calcext:value-type="float">
            <text:p>-0.863</text:p>
          </table:table-cell>
          <table:table-cell office:value-type="float" office:value="-0.69183" calcext:value-type="float">
            <text:p>-0.69183</text:p>
          </table:table-cell>
          <table:table-cell office:value-type="float" office:value="2.774233" calcext:value-type="float">
            <text:p>2.774233</text:p>
          </table:table-cell>
          <table:table-cell office:value-type="float" office:value="2.77913" calcext:value-type="float">
            <text:p>2.77913</text:p>
          </table:table-cell>
          <table:table-cell/>
          <table:table-cell office:value-type="float" office:value="5.504296" calcext:value-type="float">
            <text:p>5.504296</text:p>
          </table:table-cell>
          <table:table-cell office:value-type="float" office:value="5.508583" calcext:value-type="float">
            <text:p>5.508583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50" calcext:value-type="float">
            <text:p>127350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885" calcext:value-type="float">
            <text:p>344885</text:p>
          </table:table-cell>
          <table:table-cell office:value-type="float" office:value="7" calcext:value-type="float">
            <text:p>7</text:p>
          </table:table-cell>
          <table:table-cell office:value-type="float" office:value="-0.69183" calcext:value-type="float">
            <text:p>-0.69183</text:p>
          </table:table-cell>
          <table:table-cell office:value-type="float" office:value="-0.589" calcext:value-type="float">
            <text:p>-0.589</text:p>
          </table:table-cell>
          <table:table-cell/>
          <table:table-cell table:number-columns-repeated="2" office:value-type="float" office:value="-0.589" calcext:value-type="float">
            <text:p>-0.589</text:p>
          </table:table-cell>
          <table:table-cell office:value-type="float" office:value="-0.706324" calcext:value-type="float">
            <text:p>-0.706324</text:p>
          </table:table-cell>
          <table:table-cell office:value-type="float" office:value="2.781045" calcext:value-type="float">
            <text:p>2.781045</text:p>
          </table:table-cell>
          <table:table-cell office:value-type="float" office:value="2.77587" calcext:value-type="float">
            <text:p>2.77587</text:p>
          </table:table-cell>
          <table:table-cell/>
          <table:table-cell office:value-type="float" office:value="5.508723" calcext:value-type="float">
            <text:p>5.508723</text:p>
          </table:table-cell>
          <table:table-cell office:value-type="float" office:value="5.50572" calcext:value-type="float">
            <text:p>5.50572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51" calcext:value-type="float">
            <text:p>127351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4888" calcext:value-type="float">
            <text:p>344888</text:p>
          </table:table-cell>
          <table:table-cell office:value-type="float" office:value="8" calcext:value-type="float">
            <text:p>8</text:p>
          </table:table-cell>
          <table:table-cell office:value-type="float" office:value="-0.69183" calcext:value-type="float">
            <text:p>-0.69183</text:p>
          </table:table-cell>
          <table:table-cell office:value-type="float" office:value="-0.812" calcext:value-type="float">
            <text:p>-0.812</text:p>
          </table:table-cell>
          <table:table-cell/>
          <table:table-cell table:number-columns-repeated="2" office:value-type="float" office:value="-0.812" calcext:value-type="float">
            <text:p>-0.812</text:p>
          </table:table-cell>
          <table:table-cell office:value-type="float" office:value="-0.696105" calcext:value-type="float">
            <text:p>-0.696105</text:p>
          </table:table-cell>
          <table:table-cell office:value-type="float" office:value="2.773768" calcext:value-type="float">
            <text:p>2.773768</text:p>
          </table:table-cell>
          <table:table-cell office:value-type="float" office:value="2.779322" calcext:value-type="float">
            <text:p>2.779322</text:p>
          </table:table-cell>
          <table:table-cell/>
          <table:table-cell office:value-type="float" office:value="5.506799" calcext:value-type="float">
            <text:p>5.506799</text:p>
          </table:table-cell>
          <table:table-cell office:value-type="float" office:value="5.507719" calcext:value-type="float">
            <text:p>5.507719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51" calcext:value-type="float">
            <text:p>127351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893" calcext:value-type="float">
            <text:p>344893</text:p>
          </table:table-cell>
          <table:table-cell office:value-type="float" office:value="7" calcext:value-type="float">
            <text:p>7</text:p>
          </table:table-cell>
          <table:table-cell office:value-type="float" office:value="-0.696105" calcext:value-type="float">
            <text:p>-0.696105</text:p>
          </table:table-cell>
          <table:table-cell office:value-type="float" office:value="-0.538" calcext:value-type="float">
            <text:p>-0.538</text:p>
          </table:table-cell>
          <table:table-cell/>
          <table:table-cell table:number-columns-repeated="2" office:value-type="float" office:value="-0.538" calcext:value-type="float">
            <text:p>-0.538</text:p>
          </table:table-cell>
          <table:table-cell office:value-type="float" office:value="-0.70587" calcext:value-type="float">
            <text:p>-0.70587</text:p>
          </table:table-cell>
          <table:table-cell office:value-type="float" office:value="2.781079" calcext:value-type="float">
            <text:p>2.781079</text:p>
          </table:table-cell>
          <table:table-cell office:value-type="float" office:value="2.77562" calcext:value-type="float">
            <text:p>2.77562</text:p>
          </table:table-cell>
          <table:table-cell/>
          <table:table-cell office:value-type="float" office:value="5.511232" calcext:value-type="float">
            <text:p>5.511232</text:p>
          </table:table-cell>
          <table:table-cell office:value-type="float" office:value="5.507102" calcext:value-type="float">
            <text:p>5.507102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52" calcext:value-type="float">
            <text:p>127352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4897" calcext:value-type="float">
            <text:p>344897</text:p>
          </table:table-cell>
          <table:table-cell office:value-type="float" office:value="8" calcext:value-type="float">
            <text:p>8</text:p>
          </table:table-cell>
          <table:table-cell office:value-type="float" office:value="-0.696105" calcext:value-type="float">
            <text:p>-0.696105</text:p>
          </table:table-cell>
          <table:table-cell office:value-type="float" office:value="-0.909" calcext:value-type="float">
            <text:p>-0.909</text:p>
          </table:table-cell>
          <table:table-cell/>
          <table:table-cell table:number-columns-repeated="2" office:value-type="float" office:value="-0.909" calcext:value-type="float">
            <text:p>-0.909</text:p>
          </table:table-cell>
          <table:table-cell office:value-type="float" office:value="-0.691323" calcext:value-type="float">
            <text:p>-0.691323</text:p>
          </table:table-cell>
          <table:table-cell office:value-type="float" office:value="2.774651" calcext:value-type="float">
            <text:p>2.774651</text:p>
          </table:table-cell>
          <table:table-cell office:value-type="float" office:value="2.779263" calcext:value-type="float">
            <text:p>2.779263</text:p>
          </table:table-cell>
          <table:table-cell/>
          <table:table-cell office:value-type="float" office:value="5.502038" calcext:value-type="float">
            <text:p>5.502038</text:p>
          </table:table-cell>
          <table:table-cell office:value-type="float" office:value="5.50985" calcext:value-type="float">
            <text:p>5.50985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52" calcext:value-type="float">
            <text:p>127352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903" calcext:value-type="float">
            <text:p>344903</text:p>
          </table:table-cell>
          <table:table-cell office:value-type="float" office:value="7" calcext:value-type="float">
            <text:p>7</text:p>
          </table:table-cell>
          <table:table-cell office:value-type="float" office:value="-0.691323" calcext:value-type="float">
            <text:p>-0.691323</text:p>
          </table:table-cell>
          <table:table-cell office:value-type="float" office:value="-0.524" calcext:value-type="float">
            <text:p>-0.524</text:p>
          </table:table-cell>
          <table:table-cell/>
          <table:table-cell table:number-columns-repeated="2" office:value-type="float" office:value="-0.524" calcext:value-type="float">
            <text:p>-0.524</text:p>
          </table:table-cell>
          <table:table-cell office:value-type="float" office:value="-0.709814" calcext:value-type="float">
            <text:p>-0.709814</text:p>
          </table:table-cell>
          <table:table-cell office:value-type="float" office:value="2.781088" calcext:value-type="float">
            <text:p>2.781088</text:p>
          </table:table-cell>
          <table:table-cell office:value-type="float" office:value="2.776197" calcext:value-type="float">
            <text:p>2.776197</text:p>
          </table:table-cell>
          <table:table-cell/>
          <table:table-cell office:value-type="float" office:value="5.511921" calcext:value-type="float">
            <text:p>5.511921</text:p>
          </table:table-cell>
          <table:table-cell office:value-type="float" office:value="5.504637" calcext:value-type="float">
            <text:p>5.504637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53" calcext:value-type="float">
            <text:p>127353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4905" calcext:value-type="float">
            <text:p>344905</text:p>
          </table:table-cell>
          <table:table-cell office:value-type="float" office:value="8" calcext:value-type="float">
            <text:p>8</text:p>
          </table:table-cell>
          <table:table-cell office:value-type="float" office:value="-0.691323" calcext:value-type="float">
            <text:p>-0.691323</text:p>
          </table:table-cell>
          <table:table-cell office:value-type="float" office:value="-0.865" calcext:value-type="float">
            <text:p>-0.865</text:p>
          </table:table-cell>
          <table:table-cell/>
          <table:table-cell table:number-columns-repeated="2" office:value-type="float" office:value="-0.865" calcext:value-type="float">
            <text:p>-0.865</text:p>
          </table:table-cell>
          <table:table-cell office:value-type="float" office:value="-0.693734" calcext:value-type="float">
            <text:p>-0.693734</text:p>
          </table:table-cell>
          <table:table-cell office:value-type="float" office:value="2.774252" calcext:value-type="float">
            <text:p>2.774252</text:p>
          </table:table-cell>
          <table:table-cell office:value-type="float" office:value="2.779465" calcext:value-type="float">
            <text:p>2.779465</text:p>
          </table:table-cell>
          <table:table-cell/>
          <table:table-cell office:value-type="float" office:value="5.504198" calcext:value-type="float">
            <text:p>5.504198</text:p>
          </table:table-cell>
          <table:table-cell office:value-type="float" office:value="5.509488" calcext:value-type="float">
            <text:p>5.509488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53" calcext:value-type="float">
            <text:p>127353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911" calcext:value-type="float">
            <text:p>344911</text:p>
          </table:table-cell>
          <table:table-cell office:value-type="float" office:value="7" calcext:value-type="float">
            <text:p>7</text:p>
          </table:table-cell>
          <table:table-cell office:value-type="float" office:value="-0.693734" calcext:value-type="float">
            <text:p>-0.693734</text:p>
          </table:table-cell>
          <table:table-cell office:value-type="float" office:value="-0.537" calcext:value-type="float">
            <text:p>-0.537</text:p>
          </table:table-cell>
          <table:table-cell/>
          <table:table-cell table:number-columns-repeated="2" office:value-type="float" office:value="-0.537" calcext:value-type="float">
            <text:p>-0.537</text:p>
          </table:table-cell>
          <table:table-cell office:value-type="float" office:value="-0.708253" calcext:value-type="float">
            <text:p>-0.708253</text:p>
          </table:table-cell>
          <table:table-cell office:value-type="float" office:value="2.781079" calcext:value-type="float">
            <text:p>2.781079</text:p>
          </table:table-cell>
          <table:table-cell office:value-type="float" office:value="2.775994" calcext:value-type="float">
            <text:p>2.775994</text:p>
          </table:table-cell>
          <table:table-cell/>
          <table:table-cell office:value-type="float" office:value="5.511281" calcext:value-type="float">
            <text:p>5.511281</text:p>
          </table:table-cell>
          <table:table-cell office:value-type="float" office:value="5.505956" calcext:value-type="float">
            <text:p>5.505956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54" calcext:value-type="float">
            <text:p>127354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4914" calcext:value-type="float">
            <text:p>344914</text:p>
          </table:table-cell>
          <table:table-cell office:value-type="float" office:value="8" calcext:value-type="float">
            <text:p>8</text:p>
          </table:table-cell>
          <table:table-cell office:value-type="float" office:value="-0.693734" calcext:value-type="float">
            <text:p>-0.693734</text:p>
          </table:table-cell>
          <table:table-cell office:value-type="float" office:value="-0.879" calcext:value-type="float">
            <text:p>-0.879</text:p>
          </table:table-cell>
          <table:table-cell/>
          <table:table-cell table:number-columns-repeated="2" office:value-type="float" office:value="-0.879" calcext:value-type="float">
            <text:p>-0.879</text:p>
          </table:table-cell>
          <table:table-cell office:value-type="float" office:value="-0.693426" calcext:value-type="float">
            <text:p>-0.693426</text:p>
          </table:table-cell>
          <table:table-cell office:value-type="float" office:value="2.774379" calcext:value-type="float">
            <text:p>2.774379</text:p>
          </table:table-cell>
          <table:table-cell office:value-type="float" office:value="2.779389" calcext:value-type="float">
            <text:p>2.779389</text:p>
          </table:table-cell>
          <table:table-cell/>
          <table:table-cell office:value-type="float" office:value="5.50351" calcext:value-type="float">
            <text:p>5.50351</text:p>
          </table:table-cell>
          <table:table-cell office:value-type="float" office:value="5.509502" calcext:value-type="float">
            <text:p>5.509502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54" calcext:value-type="float">
            <text:p>127354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920" calcext:value-type="float">
            <text:p>344920</text:p>
          </table:table-cell>
          <table:table-cell office:value-type="float" office:value="7" calcext:value-type="float">
            <text:p>7</text:p>
          </table:table-cell>
          <table:table-cell office:value-type="float" office:value="-0.693426" calcext:value-type="float">
            <text:p>-0.693426</text:p>
          </table:table-cell>
          <table:table-cell office:value-type="float" office:value="-0.547" calcext:value-type="float">
            <text:p>-0.547</text:p>
          </table:table-cell>
          <table:table-cell/>
          <table:table-cell table:number-columns-repeated="2" office:value-type="float" office:value="-0.547" calcext:value-type="float">
            <text:p>-0.547</text:p>
          </table:table-cell>
          <table:table-cell office:value-type="float" office:value="-0.709176" calcext:value-type="float">
            <text:p>-0.709176</text:p>
          </table:table-cell>
          <table:table-cell office:value-type="float" office:value="2.781073" calcext:value-type="float">
            <text:p>2.781073</text:p>
          </table:table-cell>
          <table:table-cell office:value-type="float" office:value="2.776055" calcext:value-type="float">
            <text:p>2.776055</text:p>
          </table:table-cell>
          <table:table-cell/>
          <table:table-cell office:value-type="float" office:value="5.510789" calcext:value-type="float">
            <text:p>5.510789</text:p>
          </table:table-cell>
          <table:table-cell office:value-type="float" office:value="5.505503" calcext:value-type="float">
            <text:p>5.505503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56" calcext:value-type="float">
            <text:p>127356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4924" calcext:value-type="float">
            <text:p>344924</text:p>
          </table:table-cell>
          <table:table-cell office:value-type="float" office:value="8" calcext:value-type="float">
            <text:p>8</text:p>
          </table:table-cell>
          <table:table-cell office:value-type="float" office:value="-0.693426" calcext:value-type="float">
            <text:p>-0.693426</text:p>
          </table:table-cell>
          <table:table-cell office:value-type="float" office:value="-0.78" calcext:value-type="float">
            <text:p>-0.78</text:p>
          </table:table-cell>
          <table:table-cell/>
          <table:table-cell table:number-columns-repeated="2" office:value-type="float" office:value="-0.78" calcext:value-type="float">
            <text:p>-0.78</text:p>
          </table:table-cell>
          <table:table-cell office:value-type="float" office:value="-0.695138" calcext:value-type="float">
            <text:p>-0.695138</text:p>
          </table:table-cell>
          <table:table-cell office:value-type="float" office:value="2.773475" calcext:value-type="float">
            <text:p>2.773475</text:p>
          </table:table-cell>
          <table:table-cell office:value-type="float" office:value="2.779405" calcext:value-type="float">
            <text:p>2.779405</text:p>
          </table:table-cell>
          <table:table-cell/>
          <table:table-cell office:value-type="float" office:value="5.508369" calcext:value-type="float">
            <text:p>5.508369</text:p>
          </table:table-cell>
          <table:table-cell office:value-type="float" office:value="5.509023" calcext:value-type="float">
            <text:p>5.509023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56" calcext:value-type="float">
            <text:p>127356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930" calcext:value-type="float">
            <text:p>344930</text:p>
          </table:table-cell>
          <table:table-cell office:value-type="float" office:value="7" calcext:value-type="float">
            <text:p>7</text:p>
          </table:table-cell>
          <table:table-cell office:value-type="float" office:value="-0.695138" calcext:value-type="float">
            <text:p>-0.695138</text:p>
          </table:table-cell>
          <table:table-cell office:value-type="float" office:value="-0.493" calcext:value-type="float">
            <text:p>-0.493</text:p>
          </table:table-cell>
          <table:table-cell/>
          <table:table-cell table:number-columns-repeated="2" office:value-type="float" office:value="-0.493" calcext:value-type="float">
            <text:p>-0.493</text:p>
          </table:table-cell>
          <table:table-cell office:value-type="float" office:value="-0.70227" calcext:value-type="float">
            <text:p>-0.70227</text:p>
          </table:table-cell>
          <table:table-cell office:value-type="float" office:value="2.783647" calcext:value-type="float">
            <text:p>2.783647</text:p>
          </table:table-cell>
          <table:table-cell office:value-type="float" office:value="2.775452" calcext:value-type="float">
            <text:p>2.775452</text:p>
          </table:table-cell>
          <table:table-cell/>
          <table:table-cell office:value-type="float" office:value="5.513424" calcext:value-type="float">
            <text:p>5.513424</text:p>
          </table:table-cell>
          <table:table-cell office:value-type="float" office:value="5.508584" calcext:value-type="float">
            <text:p>5.508584</text:p>
          </table:table-cell>
          <table:table-cell/>
          <table:table-cell office:value-type="float" office:value="21.355666" calcext:value-type="float">
            <text:p>21.355666</text:p>
          </table:table-cell>
          <table:table-cell office:value-type="float" office:value="127357" calcext:value-type="float">
            <text:p>127357</text:p>
          </table:table-cell>
          <table:table-cell office:value-type="float" office:value="3.044458" calcext:value-type="float">
            <text:p>3.044458</text:p>
          </table:table-cell>
        </table:table-row>
        <table:table-row table:style-name="ro1">
          <table:table-cell office:value-type="float" office:value="344952" calcext:value-type="float">
            <text:p>344952</text:p>
          </table:table-cell>
          <table:table-cell office:value-type="float" office:value="8" calcext:value-type="float">
            <text:p>8</text:p>
          </table:table-cell>
          <table:table-cell office:value-type="float" office:value="-0.695138" calcext:value-type="float">
            <text:p>-0.695138</text:p>
          </table:table-cell>
          <table:table-cell office:value-type="float" office:value="-0.882" calcext:value-type="float">
            <text:p>-0.882</text:p>
          </table:table-cell>
          <table:table-cell/>
          <table:table-cell table:number-columns-repeated="2" office:value-type="float" office:value="-0.882" calcext:value-type="float">
            <text:p>-0.882</text:p>
          </table:table-cell>
          <table:table-cell office:value-type="float" office:value="-0.684216" calcext:value-type="float">
            <text:p>-0.684216</text:p>
          </table:table-cell>
          <table:table-cell office:value-type="float" office:value="2.774406" calcext:value-type="float">
            <text:p>2.774406</text:p>
          </table:table-cell>
          <table:table-cell office:value-type="float" office:value="2.78092" calcext:value-type="float">
            <text:p>2.78092</text:p>
          </table:table-cell>
          <table:table-cell/>
          <table:table-cell office:value-type="float" office:value="5.503363" calcext:value-type="float">
            <text:p>5.503363</text:p>
          </table:table-cell>
          <table:table-cell office:value-type="float" office:value="5.511802" calcext:value-type="float">
            <text:p>5.511802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57" calcext:value-type="float">
            <text:p>127357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961" calcext:value-type="float">
            <text:p>344961</text:p>
          </table:table-cell>
          <table:table-cell office:value-type="float" office:value="7" calcext:value-type="float">
            <text:p>7</text:p>
          </table:table-cell>
          <table:table-cell office:value-type="float" office:value="-0.684216" calcext:value-type="float">
            <text:p>-0.684216</text:p>
          </table:table-cell>
          <table:table-cell office:value-type="float" office:value="-0.564" calcext:value-type="float">
            <text:p>-0.564</text:p>
          </table:table-cell>
          <table:table-cell/>
          <table:table-cell table:number-columns-repeated="2" office:value-type="float" office:value="-0.564" calcext:value-type="float">
            <text:p>-0.564</text:p>
          </table:table-cell>
          <table:table-cell office:value-type="float" office:value="-0.701028" calcext:value-type="float">
            <text:p>-0.701028</text:p>
          </table:table-cell>
          <table:table-cell office:value-type="float" office:value="2.783602" calcext:value-type="float">
            <text:p>2.783602</text:p>
          </table:table-cell>
          <table:table-cell office:value-type="float" office:value="2.776586" calcext:value-type="float">
            <text:p>2.776586</text:p>
          </table:table-cell>
          <table:table-cell/>
          <table:table-cell office:value-type="float" office:value="5.509928" calcext:value-type="float">
            <text:p>5.509928</text:p>
          </table:table-cell>
          <table:table-cell office:value-type="float" office:value="5.506169" calcext:value-type="float">
            <text:p>5.506169</text:p>
          </table:table-cell>
          <table:table-cell/>
          <table:table-cell office:value-type="float" office:value="21.355666" calcext:value-type="float">
            <text:p>21.355666</text:p>
          </table:table-cell>
          <table:table-cell office:value-type="float" office:value="127358" calcext:value-type="float">
            <text:p>127358</text:p>
          </table:table-cell>
          <table:table-cell office:value-type="float" office:value="3.044458" calcext:value-type="float">
            <text:p>3.044458</text:p>
          </table:table-cell>
        </table:table-row>
        <table:table-row table:style-name="ro1">
          <table:table-cell office:value-type="float" office:value="344965" calcext:value-type="float">
            <text:p>344965</text:p>
          </table:table-cell>
          <table:table-cell office:value-type="float" office:value="8" calcext:value-type="float">
            <text:p>8</text:p>
          </table:table-cell>
          <table:table-cell office:value-type="float" office:value="-0.684216" calcext:value-type="float">
            <text:p>-0.684216</text:p>
          </table:table-cell>
          <table:table-cell office:value-type="float" office:value="-0.852" calcext:value-type="float">
            <text:p>-0.852</text:p>
          </table:table-cell>
          <table:table-cell/>
          <table:table-cell table:number-columns-repeated="2" office:value-type="float" office:value="-0.852" calcext:value-type="float">
            <text:p>-0.852</text:p>
          </table:table-cell>
          <table:table-cell office:value-type="float" office:value="-0.689165" calcext:value-type="float">
            <text:p>-0.689165</text:p>
          </table:table-cell>
          <table:table-cell office:value-type="float" office:value="2.774133" calcext:value-type="float">
            <text:p>2.774133</text:p>
          </table:table-cell>
          <table:table-cell office:value-type="float" office:value="2.781266" calcext:value-type="float">
            <text:p>2.781266</text:p>
          </table:table-cell>
          <table:table-cell/>
          <table:table-cell office:value-type="float" office:value="5.504836" calcext:value-type="float">
            <text:p>5.504836</text:p>
          </table:table-cell>
          <table:table-cell office:value-type="float" office:value="5.50867" calcext:value-type="float">
            <text:p>5.50867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58" calcext:value-type="float">
            <text:p>127358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973" calcext:value-type="float">
            <text:p>344973</text:p>
          </table:table-cell>
          <table:table-cell office:value-type="float" office:value="7" calcext:value-type="float">
            <text:p>7</text:p>
          </table:table-cell>
          <table:table-cell office:value-type="float" office:value="-0.689165" calcext:value-type="float">
            <text:p>-0.689165</text:p>
          </table:table-cell>
          <table:table-cell office:value-type="float" office:value="-0.558" calcext:value-type="float">
            <text:p>-0.558</text:p>
          </table:table-cell>
          <table:table-cell/>
          <table:table-cell table:number-columns-repeated="2" office:value-type="float" office:value="-0.558" calcext:value-type="float">
            <text:p>-0.558</text:p>
          </table:table-cell>
          <table:table-cell office:value-type="float" office:value="-0.702988" calcext:value-type="float">
            <text:p>-0.702988</text:p>
          </table:table-cell>
          <table:table-cell office:value-type="float" office:value="2.781066" calcext:value-type="float">
            <text:p>2.781066</text:p>
          </table:table-cell>
          <table:table-cell office:value-type="float" office:value="2.776514" calcext:value-type="float">
            <text:p>2.776514</text:p>
          </table:table-cell>
          <table:table-cell/>
          <table:table-cell office:value-type="float" office:value="5.510248" calcext:value-type="float">
            <text:p>5.510248</text:p>
          </table:table-cell>
          <table:table-cell office:value-type="float" office:value="5.506108" calcext:value-type="float">
            <text:p>5.506108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61" calcext:value-type="float">
            <text:p>127361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4979" calcext:value-type="float">
            <text:p>344979</text:p>
          </table:table-cell>
          <table:table-cell office:value-type="float" office:value="8" calcext:value-type="float">
            <text:p>8</text:p>
          </table:table-cell>
          <table:table-cell office:value-type="float" office:value="-0.689165" calcext:value-type="float">
            <text:p>-0.689165</text:p>
          </table:table-cell>
          <table:table-cell office:value-type="float" office:value="-0.833" calcext:value-type="float">
            <text:p>-0.833</text:p>
          </table:table-cell>
          <table:table-cell/>
          <table:table-cell table:number-columns-repeated="2" office:value-type="float" office:value="-0.833" calcext:value-type="float">
            <text:p>-0.833</text:p>
          </table:table-cell>
          <table:table-cell office:value-type="float" office:value="-0.690448" calcext:value-type="float">
            <text:p>-0.690448</text:p>
          </table:table-cell>
          <table:table-cell office:value-type="float" office:value="2.77396" calcext:value-type="float">
            <text:p>2.77396</text:p>
          </table:table-cell>
          <table:table-cell office:value-type="float" office:value="2.779552" calcext:value-type="float">
            <text:p>2.779552</text:p>
          </table:table-cell>
          <table:table-cell/>
          <table:table-cell office:value-type="float" office:value="5.505768" calcext:value-type="float">
            <text:p>5.505768</text:p>
          </table:table-cell>
          <table:table-cell office:value-type="float" office:value="5.508864" calcext:value-type="float">
            <text:p>5.508864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61" calcext:value-type="float">
            <text:p>127361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4987" calcext:value-type="float">
            <text:p>344987</text:p>
          </table:table-cell>
          <table:table-cell office:value-type="float" office:value="7" calcext:value-type="float">
            <text:p>7</text:p>
          </table:table-cell>
          <table:table-cell office:value-type="float" office:value="-0.690448" calcext:value-type="float">
            <text:p>-0.690448</text:p>
          </table:table-cell>
          <table:table-cell office:value-type="float" office:value="-0.489" calcext:value-type="float">
            <text:p>-0.489</text:p>
          </table:table-cell>
          <table:table-cell/>
          <table:table-cell table:number-columns-repeated="2" office:value-type="float" office:value="-0.489" calcext:value-type="float">
            <text:p>-0.489</text:p>
          </table:table-cell>
          <table:table-cell office:value-type="float" office:value="-0.702548" calcext:value-type="float">
            <text:p>-0.702548</text:p>
          </table:table-cell>
          <table:table-cell office:value-type="float" office:value="2.781109" calcext:value-type="float">
            <text:p>2.781109</text:p>
          </table:table-cell>
          <table:table-cell office:value-type="float" office:value="2.775826" calcext:value-type="float">
            <text:p>2.775826</text:p>
          </table:table-cell>
          <table:table-cell/>
          <table:table-cell office:value-type="float" office:value="5.513643" calcext:value-type="float">
            <text:p>5.513643</text:p>
          </table:table-cell>
          <table:table-cell office:value-type="float" office:value="5.506796" calcext:value-type="float">
            <text:p>5.506796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63" calcext:value-type="float">
            <text:p>127363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4993" calcext:value-type="float">
            <text:p>344993</text:p>
          </table:table-cell>
          <table:table-cell office:value-type="float" office:value="8" calcext:value-type="float">
            <text:p>8</text:p>
          </table:table-cell>
          <table:table-cell office:value-type="float" office:value="-0.690448" calcext:value-type="float">
            <text:p>-0.690448</text:p>
          </table:table-cell>
          <table:table-cell office:value-type="float" office:value="-0.787" calcext:value-type="float">
            <text:p>-0.787</text:p>
          </table:table-cell>
          <table:table-cell/>
          <table:table-cell table:number-columns-repeated="2" office:value-type="float" office:value="-0.787" calcext:value-type="float">
            <text:p>-0.787</text:p>
          </table:table-cell>
          <table:table-cell office:value-type="float" office:value="-0.684144" calcext:value-type="float">
            <text:p>-0.684144</text:p>
          </table:table-cell>
          <table:table-cell office:value-type="float" office:value="2.773539" calcext:value-type="float">
            <text:p>2.773539</text:p>
          </table:table-cell>
          <table:table-cell office:value-type="float" office:value="2.779356" calcext:value-type="float">
            <text:p>2.779356</text:p>
          </table:table-cell>
          <table:table-cell/>
          <table:table-cell office:value-type="float" office:value="5.508026" calcext:value-type="float">
            <text:p>5.508026</text:p>
          </table:table-cell>
          <table:table-cell office:value-type="float" office:value="5.511355" calcext:value-type="float">
            <text:p>5.511355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63" calcext:value-type="float">
            <text:p>127363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 office:value-type="float" office:value="7" calcext:value-type="float">
            <text:p>7</text:p>
          </table:table-cell>
          <table:table-cell office:value-type="float" office:value="-0.684144" calcext:value-type="float">
            <text:p>-0.684144</text:p>
          </table:table-cell>
          <table:table-cell office:value-type="float" office:value="-0.484" calcext:value-type="float">
            <text:p>-0.484</text:p>
          </table:table-cell>
          <table:table-cell/>
          <table:table-cell table:number-columns-repeated="2" office:value-type="float" office:value="-0.484" calcext:value-type="float">
            <text:p>-0.484</text:p>
          </table:table-cell>
          <table:table-cell office:value-type="float" office:value="-0.692853" calcext:value-type="float">
            <text:p>-0.692853</text:p>
          </table:table-cell>
          <table:table-cell office:value-type="float" office:value="2.783652" calcext:value-type="float">
            <text:p>2.783652</text:p>
          </table:table-cell>
          <table:table-cell office:value-type="float" office:value="2.77548" calcext:value-type="float">
            <text:p>2.77548</text:p>
          </table:table-cell>
          <table:table-cell/>
          <table:table-cell office:value-type="float" office:value="5.513868" calcext:value-type="float">
            <text:p>5.513868</text:p>
          </table:table-cell>
          <table:table-cell office:value-type="float" office:value="5.509132" calcext:value-type="float">
            <text:p>5.509132</text:p>
          </table:table-cell>
          <table:table-cell/>
          <table:table-cell office:value-type="float" office:value="21.355666" calcext:value-type="float">
            <text:p>21.355666</text:p>
          </table:table-cell>
          <table:table-cell office:value-type="float" office:value="127366" calcext:value-type="float">
            <text:p>127366</text:p>
          </table:table-cell>
          <table:table-cell office:value-type="float" office:value="3.044458" calcext:value-type="float">
            <text:p>3.044458</text:p>
          </table:table-cell>
        </table:table-row>
        <table:table-row table:style-name="ro1">
          <table:table-cell office:value-type="float" office:value="345006" calcext:value-type="float">
            <text:p>345006</text:p>
          </table:table-cell>
          <table:table-cell office:value-type="float" office:value="8" calcext:value-type="float">
            <text:p>8</text:p>
          </table:table-cell>
          <table:table-cell office:value-type="float" office:value="-0.684144" calcext:value-type="float">
            <text:p>-0.684144</text:p>
          </table:table-cell>
          <table:table-cell office:value-type="float" office:value="-0.812" calcext:value-type="float">
            <text:p>-0.812</text:p>
          </table:table-cell>
          <table:table-cell/>
          <table:table-cell table:number-columns-repeated="2" office:value-type="float" office:value="-0.812" calcext:value-type="float">
            <text:p>-0.812</text:p>
          </table:table-cell>
          <table:table-cell office:value-type="float" office:value="-0.674881" calcext:value-type="float">
            <text:p>-0.674881</text:p>
          </table:table-cell>
          <table:table-cell office:value-type="float" office:value="2.773768" calcext:value-type="float">
            <text:p>2.773768</text:p>
          </table:table-cell>
          <table:table-cell office:value-type="float" office:value="2.780933" calcext:value-type="float">
            <text:p>2.780933</text:p>
          </table:table-cell>
          <table:table-cell/>
          <table:table-cell office:value-type="float" office:value="5.506799" calcext:value-type="float">
            <text:p>5.506799</text:p>
          </table:table-cell>
          <table:table-cell office:value-type="float" office:value="5.51228" calcext:value-type="float">
            <text:p>5.51228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66" calcext:value-type="float">
            <text:p>127366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5013" calcext:value-type="float">
            <text:p>345013</text:p>
          </table:table-cell>
          <table:table-cell office:value-type="float" office:value="7" calcext:value-type="float">
            <text:p>7</text:p>
          </table:table-cell>
          <table:table-cell office:value-type="float" office:value="-0.674881" calcext:value-type="float">
            <text:p>-0.674881</text:p>
          </table:table-cell>
          <table:table-cell office:value-type="float" office:value="-0.536" calcext:value-type="float">
            <text:p>-0.536</text:p>
          </table:table-cell>
          <table:table-cell/>
          <table:table-cell table:number-columns-repeated="2" office:value-type="float" office:value="-0.536" calcext:value-type="float">
            <text:p>-0.536</text:p>
          </table:table-cell>
          <table:table-cell office:value-type="float" office:value="-0.686541" calcext:value-type="float">
            <text:p>-0.686541</text:p>
          </table:table-cell>
          <table:table-cell office:value-type="float" office:value="2.78108" calcext:value-type="float">
            <text:p>2.78108</text:p>
          </table:table-cell>
          <table:table-cell office:value-type="float" office:value="2.77616" calcext:value-type="float">
            <text:p>2.77616</text:p>
          </table:table-cell>
          <table:table-cell/>
          <table:table-cell office:value-type="float" office:value="5.51133" calcext:value-type="float">
            <text:p>5.51133</text:p>
          </table:table-cell>
          <table:table-cell office:value-type="float" office:value="5.508621" calcext:value-type="float">
            <text:p>5.508621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68" calcext:value-type="float">
            <text:p>127368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5017" calcext:value-type="float">
            <text:p>345017</text:p>
          </table:table-cell>
          <table:table-cell office:value-type="float" office:value="8" calcext:value-type="float">
            <text:p>8</text:p>
          </table:table-cell>
          <table:table-cell office:value-type="float" office:value="-0.674881" calcext:value-type="float">
            <text:p>-0.674881</text:p>
          </table:table-cell>
          <table:table-cell office:value-type="float" office:value="-0.795" calcext:value-type="float">
            <text:p>-0.795</text:p>
          </table:table-cell>
          <table:table-cell/>
          <table:table-cell table:number-columns-repeated="2" office:value-type="float" office:value="-0.795" calcext:value-type="float">
            <text:p>-0.795</text:p>
          </table:table-cell>
          <table:table-cell office:value-type="float" office:value="-0.673562" calcext:value-type="float">
            <text:p>-0.673562</text:p>
          </table:table-cell>
          <table:table-cell office:value-type="float" office:value="2.773612" calcext:value-type="float">
            <text:p>2.773612</text:p>
          </table:table-cell>
          <table:table-cell office:value-type="float" office:value="2.779442" calcext:value-type="float">
            <text:p>2.779442</text:p>
          </table:table-cell>
          <table:table-cell/>
          <table:table-cell office:value-type="float" office:value="5.507633" calcext:value-type="float">
            <text:p>5.507633</text:p>
          </table:table-cell>
          <table:table-cell office:value-type="float" office:value="5.510423" calcext:value-type="float">
            <text:p>5.510423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68" calcext:value-type="float">
            <text:p>127368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5026" calcext:value-type="float">
            <text:p>345026</text:p>
          </table:table-cell>
          <table:table-cell office:value-type="float" office:value="7" calcext:value-type="float">
            <text:p>7</text:p>
          </table:table-cell>
          <table:table-cell office:value-type="float" office:value="-0.673562" calcext:value-type="float">
            <text:p>-0.673562</text:p>
          </table:table-cell>
          <table:table-cell office:value-type="float" office:value="-0.583" calcext:value-type="float">
            <text:p>-0.583</text:p>
          </table:table-cell>
          <table:table-cell/>
          <table:table-cell table:number-columns-repeated="2" office:value-type="float" office:value="-0.583" calcext:value-type="float">
            <text:p>-0.583</text:p>
          </table:table-cell>
          <table:table-cell office:value-type="float" office:value="-0.686635" calcext:value-type="float">
            <text:p>-0.686635</text:p>
          </table:table-cell>
          <table:table-cell office:value-type="float" office:value="2.781049" calcext:value-type="float">
            <text:p>2.781049</text:p>
          </table:table-cell>
          <table:table-cell office:value-type="float" office:value="2.775557" calcext:value-type="float">
            <text:p>2.775557</text:p>
          </table:table-cell>
          <table:table-cell/>
          <table:table-cell office:value-type="float" office:value="5.509018" calcext:value-type="float">
            <text:p>5.509018</text:p>
          </table:table-cell>
          <table:table-cell office:value-type="float" office:value="5.50856" calcext:value-type="float">
            <text:p>5.50856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70" calcext:value-type="float">
            <text:p>127370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5039" calcext:value-type="float">
            <text:p>345039</text:p>
          </table:table-cell>
          <table:table-cell office:value-type="float" office:value="8" calcext:value-type="float">
            <text:p>8</text:p>
          </table:table-cell>
          <table:table-cell office:value-type="float" office:value="-0.673562" calcext:value-type="float">
            <text:p>-0.673562</text:p>
          </table:table-cell>
          <table:table-cell office:value-type="float" office:value="-0.864" calcext:value-type="float">
            <text:p>-0.864</text:p>
          </table:table-cell>
          <table:table-cell/>
          <table:table-cell table:number-columns-repeated="2" office:value-type="float" office:value="-0.864" calcext:value-type="float">
            <text:p>-0.864</text:p>
          </table:table-cell>
          <table:table-cell office:value-type="float" office:value="-0.677922" calcext:value-type="float">
            <text:p>-0.677922</text:p>
          </table:table-cell>
          <table:table-cell office:value-type="float" office:value="2.774242" calcext:value-type="float">
            <text:p>2.774242</text:p>
          </table:table-cell>
          <table:table-cell office:value-type="float" office:value="2.779219" calcext:value-type="float">
            <text:p>2.779219</text:p>
          </table:table-cell>
          <table:table-cell/>
          <table:table-cell office:value-type="float" office:value="5.504247" calcext:value-type="float">
            <text:p>5.504247</text:p>
          </table:table-cell>
          <table:table-cell office:value-type="float" office:value="5.508862" calcext:value-type="float">
            <text:p>5.508862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70" calcext:value-type="float">
            <text:p>127370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5052" calcext:value-type="float">
            <text:p>345052</text:p>
          </table:table-cell>
          <table:table-cell office:value-type="float" office:value="7" calcext:value-type="float">
            <text:p>7</text:p>
          </table:table-cell>
          <table:table-cell office:value-type="float" office:value="-0.677922" calcext:value-type="float">
            <text:p>-0.677922</text:p>
          </table:table-cell>
          <table:table-cell office:value-type="float" office:value="-0.57" calcext:value-type="float">
            <text:p>-0.57</text:p>
          </table:table-cell>
          <table:table-cell/>
          <table:table-cell table:number-columns-repeated="2" office:value-type="float" office:value="-0.57" calcext:value-type="float">
            <text:p>-0.57</text:p>
          </table:table-cell>
          <table:table-cell office:value-type="float" office:value="-0.691286" calcext:value-type="float">
            <text:p>-0.691286</text:p>
          </table:table-cell>
          <table:table-cell office:value-type="float" office:value="2.781058" calcext:value-type="float">
            <text:p>2.781058</text:p>
          </table:table-cell>
          <table:table-cell office:value-type="float" office:value="2.775906" calcext:value-type="float">
            <text:p>2.775906</text:p>
          </table:table-cell>
          <table:table-cell/>
          <table:table-cell office:value-type="float" office:value="5.509658" calcext:value-type="float">
            <text:p>5.509658</text:p>
          </table:table-cell>
          <table:table-cell office:value-type="float" office:value="5.50578" calcext:value-type="float">
            <text:p>5.50578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72" calcext:value-type="float">
            <text:p>127372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5055" calcext:value-type="float">
            <text:p>345055</text:p>
          </table:table-cell>
          <table:table-cell office:value-type="float" office:value="8" calcext:value-type="float">
            <text:p>8</text:p>
          </table:table-cell>
          <table:table-cell office:value-type="float" office:value="-0.677922" calcext:value-type="float">
            <text:p>-0.677922</text:p>
          </table:table-cell>
          <table:table-cell office:value-type="float" office:value="-0.888" calcext:value-type="float">
            <text:p>-0.888</text:p>
          </table:table-cell>
          <table:table-cell/>
          <table:table-cell table:number-columns-repeated="2" office:value-type="float" office:value="-0.888" calcext:value-type="float">
            <text:p>-0.888</text:p>
          </table:table-cell>
          <table:table-cell office:value-type="float" office:value="-0.680835" calcext:value-type="float">
            <text:p>-0.680835</text:p>
          </table:table-cell>
          <table:table-cell office:value-type="float" office:value="2.774461" calcext:value-type="float">
            <text:p>2.774461</text:p>
          </table:table-cell>
          <table:table-cell office:value-type="float" office:value="2.779343" calcext:value-type="float">
            <text:p>2.779343</text:p>
          </table:table-cell>
          <table:table-cell/>
          <table:table-cell office:value-type="float" office:value="5.503069" calcext:value-type="float">
            <text:p>5.503069</text:p>
          </table:table-cell>
          <table:table-cell office:value-type="float" office:value="5.508362" calcext:value-type="float">
            <text:p>5.508362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72" calcext:value-type="float">
            <text:p>127372</text:p>
          </table:table-cell>
          <table:table-cell office:value-type="float" office:value="3.043052" calcext:value-type="float">
            <text:p>3.043052</text:p>
          </table:table-cell>
        </table:table-row>
        <table:table-row table:style-name="ro1">
          <table:table-cell office:value-type="float" office:value="345065" calcext:value-type="float">
            <text:p>345065</text:p>
          </table:table-cell>
          <table:table-cell office:value-type="float" office:value="7" calcext:value-type="float">
            <text:p>7</text:p>
          </table:table-cell>
          <table:table-cell office:value-type="float" office:value="-0.680835" calcext:value-type="float">
            <text:p>-0.680835</text:p>
          </table:table-cell>
          <table:table-cell office:value-type="float" office:value="-0.551" calcext:value-type="float">
            <text:p>-0.551</text:p>
          </table:table-cell>
          <table:table-cell/>
          <table:table-cell table:number-columns-repeated="2" office:value-type="float" office:value="-0.551" calcext:value-type="float">
            <text:p>-0.551</text:p>
          </table:table-cell>
          <table:table-cell office:value-type="float" office:value="-0.698527" calcext:value-type="float">
            <text:p>-0.698527</text:p>
          </table:table-cell>
          <table:table-cell office:value-type="float" office:value="2.78107" calcext:value-type="float">
            <text:p>2.78107</text:p>
          </table:table-cell>
          <table:table-cell office:value-type="float" office:value="2.776094" calcext:value-type="float">
            <text:p>2.776094</text:p>
          </table:table-cell>
          <table:table-cell/>
          <table:table-cell office:value-type="float" office:value="5.510592" calcext:value-type="float">
            <text:p>5.510592</text:p>
          </table:table-cell>
          <table:table-cell office:value-type="float" office:value="5.504828" calcext:value-type="float">
            <text:p>5.504828</text:p>
          </table:table-cell>
          <table:table-cell/>
          <table:table-cell office:value-type="float" office:value="21.335391" calcext:value-type="float">
            <text:p>21.335391</text:p>
          </table:table-cell>
          <table:table-cell office:value-type="float" office:value="127374" calcext:value-type="float">
            <text:p>127374</text:p>
          </table:table-cell>
          <table:table-cell office:value-type="float" office:value="3.041924" calcext:value-type="float">
            <text:p>3.041924</text:p>
          </table:table-cell>
        </table:table-row>
        <table:table-row table:style-name="ro1">
          <table:table-cell office:value-type="float" office:value="345068" calcext:value-type="float">
            <text:p>345068</text:p>
          </table:table-cell>
          <table:table-cell office:value-type="float" office:value="8" calcext:value-type="float">
            <text:p>8</text:p>
          </table:table-cell>
          <table:table-cell office:value-type="float" office:value="-0.680835" calcext:value-type="float">
            <text:p>-0.680835</text:p>
          </table:table-cell>
          <table:table-cell office:value-type="float" office:value="-0.855" calcext:value-type="float">
            <text:p>-0.855</text:p>
          </table:table-cell>
          <table:table-cell/>
          <table:table-cell table:number-columns-repeated="2" office:value-type="float" office:value="-0.855" calcext:value-type="float">
            <text:p>-0.855</text:p>
          </table:table-cell>
          <table:table-cell office:value-type="float" office:value="-0.685837" calcext:value-type="float">
            <text:p>-0.685837</text:p>
          </table:table-cell>
          <table:table-cell office:value-type="float" office:value="2.774161" calcext:value-type="float">
            <text:p>2.774161</text:p>
          </table:table-cell>
          <table:table-cell office:value-type="float" office:value="2.779416" calcext:value-type="float">
            <text:p>2.779416</text:p>
          </table:table-cell>
          <table:table-cell/>
          <table:table-cell office:value-type="float" office:value="5.504689" calcext:value-type="float">
            <text:p>5.504689</text:p>
          </table:table-cell>
          <table:table-cell office:value-type="float" office:value="5.508667" calcext:value-type="float">
            <text:p>5.508667</text:p>
          </table:table-cell>
          <table:table-cell/>
          <table:table-cell office:value-type="float" office:value="21.344415" calcext:value-type="float">
            <text:p>21.344415</text:p>
          </table:table-cell>
          <table:table-cell office:value-type="float" office:value="127374" calcext:value-type="float">
            <text:p>127374</text:p>
          </table:table-cell>
          <table:table-cell office:value-type="float" office:value="3.043052" calcext:value-type="float">
            <text:p>3.0430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0T10:53:22.178000000</meta:creation-date>
    <dc:date>2024-02-10T10:54:41.202000000</dc:date>
    <meta:editing-duration>PT1M20S</meta:editing-duration>
    <meta:editing-cycles>1</meta:editing-cycles>
    <meta:document-statistic meta:table-count="1" meta:cell-count="605" meta:object-count="0"/>
    <meta:generator>LibreOffice/7.4.4.2$Windows_X86_64 LibreOffice_project/85569322deea74ec9134968a29af2df5663baa21</meta:generator>
  </office:meta>
</office:document-meta>
</file>